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614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614e" officeooo:paragraph-rsid="0001614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4c40" officeooo:paragraph-rsid="00024c4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24c40" officeooo:paragraph-rsid="00024c40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1614e" officeooo:paragraph-rsid="0001614e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7928e" officeooo:paragraph-rsid="0007928e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024c40" officeooo:paragraph-rsid="00024c40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officeooo:rsid="0002b14b" officeooo:paragraph-rsid="0002b14b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038eef" officeooo:paragraph-rsid="00038eef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officeooo:rsid="00051cbe" officeooo:paragraph-rsid="00051cbe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officeooo:rsid="0005ea0b" officeooo:paragraph-rsid="0005ea0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614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officeooo:rsid="0001614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officeooo:rsid="0001614e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itution<text:span text:style-name="T1"> → Social Contract</text:span></text:p>
      <text:p text:style-name="P1"/>
      <text:p text:style-name="P1"><text:span text:style-name="T2">* </text:span><text:span text:style-name="T4">Mayflower Compact</text:span><text:span text:style-name="T6"> → <text:s text:c="3"/>– Civil body will give up rights</text:span></text:p>
      <text:p text:style-name="P5"><text:tab/><text:tab/><text:tab/> <text:s text:c="7"/>– Good for society (just and equal)</text:p>
      <text:p text:style-name="P1"/>
      <text:p text:style-name="P1"/>
      <text:p text:style-name="P3">State Constitutions</text:p>
      <text:p text:style-name="P4">Massachusetts State Constitution</text:p>
      <text:list xml:id="list9038233940648636085" text:style-name="L1">
        <text:list-item>
          <text:p text:style-name="P7">Written down</text:p>
        </text:list-item>
        <text:list-item>
          <text:p text:style-name="P7">Religious toleration</text:p>
        </text:list-item>
        <text:list-item>
          <text:p text:style-name="P7">Equality</text:p>
        </text:list-item>
        <text:list-item>
          <text:p text:style-name="P7">Makers of the constitution weren't also legislators</text:p>
          <text:list>
            <text:list-item>
              <text:p text:style-name="P8">Fear of consolidation</text:p>
            </text:list-item>
          </text:list>
        </text:list-item>
        <text:list-item>
          <text:p text:style-name="P9">Republicanism</text:p>
          <text:list>
            <text:list-item>
              <text:p text:style-name="P9">Society where people vote for representatives</text:p>
            </text:list-item>
          </text:list>
        </text:list-item>
        <text:list-item>
          <text:p text:style-name="P10">Made a <text:span text:style-name="T7">strong</text:span> executive</text:p>
          <text:list>
            <text:list-item>
              <text:p text:style-name="P11">Can guide and push laws</text:p>
            </text:list-item>
            <text:list-item>
              <text:p text:style-name="P11">There is <text:span text:style-name="T3">one</text:span><text:span text:style-name="T5"> leader</text:span></text:p>
            </text:list-item>
            <text:list-item>
              <text:p text:style-name="P6">Executives:</text:p>
              <text:list>
                <text:list-item>
                  <text:p text:style-name="P6">Obama</text:p>
                </text:list-item>
                <text:list-item>
                  <text:p text:style-name="P6">Gov. Patrick</text:p>
                </text:list-item>
                <text:list-item>
                  <text:p text:style-name="P6">Mayor Narkewicz</text:p>
                </text:list-item>
                <text:list-item>
                  <text:p text:style-name="P6">Speaker Boehaer</text:p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0:27:00.903809441</meta:creation-date>
    <meta:editing-duration>PT1M9S</meta:editing-duration>
    <meta:editing-cycles>2</meta:editing-cycles>
    <meta:generator>LibreOffice/4.3.2.2.0$Linux_X86_64 LibreOffice_project/430m0$Build-2</meta:generator>
    <dc:date>2014-10-13T20:27:21.624881903</dc:date>
    <meta:document-statistic meta:table-count="0" meta:image-count="0" meta:object-count="0" meta:page-count="1" meta:paragraph-count="21" meta:word-count="84" meta:character-count="493" meta:non-whitespace-character-count="429"/>
  </office:meta>
</office:document-meta>
</file>